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cb82" officeooo:paragraph-rsid="0005cb82" style:font-weight-asian="bold" style:font-weight-complex="bold"/>
    </style:style>
    <style:style style:name="P2" style:family="paragraph" style:parent-style-name="Standard">
      <style:text-properties fo:font-weight="normal" officeooo:rsid="0005cb82" officeooo:paragraph-rsid="0005cb8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ión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01:56:22.427134425</meta:creation-date>
    <dc:date>2022-05-04T05:49:51.714849522</dc:date>
    <meta:editing-duration>PT2H22M4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0.7.3$Linux_X86_64 LibreOffice_project/00m0$Build-3</meta:generator>
  </office:meta>
</office:document-meta>
</file>